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text-properties style:font-name="Times New Roman" fo:font-weight="bold" style:font-weight-asian="bold" style:font-name-complex="Times New Roman" style:font-weight-complex="bold"/>
    </style:style>
    <style:style style:name="P3" style:family="paragraph" style:parent-style-name="Standard">
      <style:text-properties fo:color="#ed1c24" style:font-name="Times New Roman" fo:font-weight="bold" style:font-weight-asian="bold" style:font-name-complex="Times New Roman" style:font-weight-complex="bold"/>
    </style:style>
    <style:style style:name="P4" style:family="paragraph" style:parent-style-name="Standard" style:master-page-name="MP0">
      <style:paragraph-properties style:page-number="auto" fo:break-before="page"/>
    </style:style>
    <style:style style:name="T1" style:family="text">
      <style:text-properties style:font-name="Times New Roman" style:font-name-complex="Times New Roman"/>
    </style:style>
    <style:style style:name="T2" style:family="text">
      <style:text-properties style:font-name="Times New Roman" fo:font-size="14pt" style:font-size-asian="14pt" style:font-name-complex="Times New Roman" style:font-size-complex="14pt"/>
    </style:style>
    <style:style style:name="T3" style:family="text">
      <style:text-properties fo:color="#ed1c24" style:font-name="Times New Roman" fo:font-weight="bold" style:font-weight-asian="bold" style:font-name-complex="Times New Roman" style:font-weight-complex="bold"/>
    </style:style>
    <style:style style:name="T4" style:family="text">
      <style:text-properties fo:color="#000000" style:font-name="Times New Roman" style:font-name-complex="Times New Roman"/>
    </style:style>
    <style:style style:name="T5" style:family="text">
      <style:text-properties fo:color="#000000" style:font-name="Times New Roman" style:font-name-complex="Times New Roman" style:font-weight-complex="bold"/>
    </style:style>
    <style:style style:name="T6" style:family="text">
      <style:text-properties fo:color="#000000" style:font-name="Times New Roman" fo:background-color="#ffffff" loext:char-shading-value="0" style:font-name-complex="Times New Roman"/>
    </style:style>
    <style:style style:name="T7" style:family="text">
      <style:text-properties fo:color="#ef413d" style:font-name="Times New Roman" fo:font-weight="bold" style:font-weight-asian="bold" style:font-name-complex="Times New Roman" style:font-weight-complex="bold"/>
    </style:style>
    <style:style style:name="T8" style:family="text">
      <style:text-properties fo:color="#333333" style:font-name="Helvetica" fo:background-color="#ffffff" loext:char-shading-value="0"/>
    </style:style>
    <style:style style:name="T9" style:family="text">
      <style:text-properties officeooo:rsid="0010f6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Default_20_Paragraph_20_Font"><text:span text:style-name="T1"><text:tab/></text:span></text:span><text:span text:style-name="Default_20_Paragraph_20_Font"><text:span text:style-name="T2">Lista de Exercícios de Sistemas Operacionais – 08/08/2018</text:span></text:span></text:p>
      <text:p text:style-name="P1"><text:tab/>Individual ou em dupla. Postar no Moodle as respostas.</text:p>
      <text:p text:style-name="P1"/>
      <text:p text:style-name="P1">Aluno: <text:span text:style-name="T9">Joao Lenon</text:span></text:p>
      <text:p text:style-name="P1"/>
      <text:p text:style-name="P1"/>
      <text:p text:style-name="P2">1. Diferencie Sistema Operacional Monotarefa de Sistema Operacional Multitarefa.</text:p>
      <text:p text:style-name="P1"/>
      <text:p text:style-name="Standard"><text:span text:style-name="Default_20_Paragraph_20_Font"><text:span text:style-name="T3">R:</text:span></text:span><text:span text:style-name="Default_20_Paragraph_20_Font"><text:span text:style-name="T1"> <text:tab/><text:tab/>Sistema Monotarefa são aqueles que são voltados para execução de um único programa por vez. Para utilizar outro programa, o mesmo deveria aguardar a finalização do outro. O processador, a memória e os periféricos eram dedicados a execução de um único programa por vez.</text:span></text:span></text:p>
      <text:p text:style-name="P1"><text:tab/>O Sistema Multitarefa é uma evolução do Monotarefa e permite a execução de mais de um programa ao mesmo tempo. Enquanto um programa espera por uma ação, outros programas podem estar sendo executado ao mesmo tempo.</text:p>
      <text:p text:style-name="P1"/>
      <text:p text:style-name="P2">2. Diferencie Sistema Operacional Monousuário de Sistema Operacional Multiusuário. Todo S. O. Multitarefa é Multiusuário?</text:p>
      <text:p text:style-name="P2"/>
      <text:p text:style-name="Standard"><text:span text:style-name="Default_20_Paragraph_20_Font"><text:span text:style-name="T3">R:<text:tab/> </text:span></text:span><text:span text:style-name="Default_20_Paragraph_20_Font"><text:span text:style-name="T1">Sistema Operacional Multiusuário permite que mais de um usuário acesse o computador ao mesmo tempo, para isso o sistema operacional além de ser multiusuário deve ser multitarefa. Ex: Unix.</text:span></text:span></text:p>
      <text:p text:style-name="P1"><text:tab/>Sistema Operacional Monousuário é aquele em que apenas um usuário pode acessar o computador por vez.</text:p>
      <text:p text:style-name="P1"><text:tab/>Nem todo Sistema Multitarefa é Multiusuário. Um exemplo de um sistema Multitarefa, monousuário é o próprio android.</text:p>
      <text:p text:style-name="P1"/>
      <text:p text:style-name="P2">3. Diferencie sistema operacional batch, sistema operacional de tempo compartilhado e sistema operacional de tempo real.</text:p>
      <text:p text:style-name="P2"/>
      <text:p text:style-name="Standard"><text:span text:style-name="Default_20_Paragraph_20_Font"><text:span text:style-name="T3">R:<text:tab/></text:span></text:span><text:span text:style-name="Default_20_Paragraph_20_Font"><text:span text:style-name="T4">Os programas do sistema batch eram executados através de cartões e armazenados em disco ou fita, onde aguardavam para ser processados.</text:span></text:span></text:p>
      <text:p text:style-name="Standard"><text:span text:style-name="Default_20_Paragraph_20_Font"><text:span text:style-name="T4"><text:tab/>Os sistemas de tempo compartilhado permite que vários programas sejam executados a partir da divisão do tempo do processador em pequenos intervalos.</text:span></text:span></text:p>
      <text:p text:style-name="Standard"><text:span text:style-name="Default_20_Paragraph_20_Font"><text:span text:style-name="T4"><text:tab/>Os sistemas de tempo real são semelhantes aos sistemas de tempo compartilhado. A diferença entre ambos está no tempo exigido para o processamento das aplicações</text:span></text:span></text:p>
      <text:p text:style-name="P1"/>
      <text:p text:style-name="P2">4. Entre os sistemas operacionais com múltiplos processadores, diferencie sistemas fortemente acoplados de sistemas fracamente acoplados.</text:p>
      <text:p text:style-name="P2"/>
      <text:p text:style-name="Standard"><text:span text:style-name="Default_20_Paragraph_20_Font"><text:span text:style-name="T3">R:<text:tab/></text:span></text:span><text:span text:style-name="Default_20_Paragraph_20_Font"><text:span text:style-name="T4">Os sistemas fortemente acoplados possui vários processadores que compartilham de uma única memória e dispositivos de entrada/saída que são gerenciados por apenas um sistema operacional.</text:span></text:span></text:p>
      <text:p text:style-name="Standard"><text:span text:style-name="Default_20_Paragraph_20_Font"><text:span text:style-name="T4"><text:tab/>Os sistemas fracamente acoplados possui dois ou mais sistemas computacionais que são conectados através de linhas de comunicação.</text:span></text:span></text:p>
      <text:p text:style-name="P1"/>
      <text:p text:style-name="P2">5. Quais os componentes principais de um processador? O que faz cada um deles?</text:p>
      <text:p text:style-name="P2"/>
      <text:p text:style-name="Standard"><text:span text:style-name="Default_20_Paragraph_20_Font"><text:span text:style-name="T7">R:<text:tab/></text:span></text:span><text:span text:style-name="Default_20_Paragraph_20_Font"><text:span text:style-name="T4">Unidade de busca de instruções: Carrega instruções na memória de alta velocidade;</text:span></text:span></text:p>
      <text:p text:style-name="Standard"><text:span text:style-name="Default_20_Paragraph_20_Font"><text:span text:style-name="T4"><text:tab/>Registradores: Guardam dados para uso imediato e são compostos por memórias ultrarrápidas;</text:span></text:span></text:p>
      <text:p text:style-name="Standard"><text:span text:style-name="Default_20_Paragraph_20_Font"><text:span text:style-name="T4"><text:tab/>Unidade de controle: Responsável por gerar todos os sinais que controlam as operações no exterior da CPU;</text:span></text:span></text:p>
      <text:p text:style-name="Standard"><text:soft-page-break/><text:span text:style-name="Default_20_Paragraph_20_Font"><text:span text:style-name="T4"><text:tab/>Unidade de decodificação de instrução: Interpreta as instruções carregadas e envia para a unidade de execução;</text:span></text:span></text:p>
      <text:p text:style-name="Standard"><text:span text:style-name="Default_20_Paragraph_20_Font"><text:span text:style-name="T4"><text:tab/>Unidade Lógica e aritmética: Executa as operações básicas;</text:span></text:span></text:p>
      <text:p text:style-name="Standard"><text:span text:style-name="Default_20_Paragraph_20_Font"><text:span text:style-name="T4"><text:tab/>Caches: Armazenam uma cópia dos dados da memória principal e possibilitam acesso rápido as informações.</text:span></text:span></text:p>
      <text:p text:style-name="Standard"><text:span text:style-name="Default_20_Paragraph_20_Font"><text:span text:style-name="T4"><text:tab/>Interface de barramento: Permite a comunicação entre processador e dispositivos.</text:span></text:span></text:p>
      <text:p text:style-name="P1"/>
      <text:p text:style-name="P2">6. Para que serve a memória cache? Compare as ordens de grandeza da memória cache com a memória principal, nos computadores pessoais atuais, com relação ao espaço de armazenamento e velocidade de acesso.</text:p>
      <text:p text:style-name="P2"/>
      <text:p text:style-name="Standard"><text:span text:style-name="Default_20_Paragraph_20_Font"><text:span text:style-name="T7">R:<text:tab/></text:span></text:span><text:span text:style-name="Default_20_Paragraph_20_Font"><text:span text:style-name="T4">A memória cache armazena cópia dos dados da memória principal e serve para aumentar a velocidade no acesso dos dados armazenados.</text:span></text:span></text:p>
      <text:p text:style-name="P1"/>
      <text:p text:style-name="P2">7. O que é o Pipelining, no contexto de um processador?</text:p>
      <text:p text:style-name="P1"/>
      <text:p text:style-name="Standard"><text:span text:style-name="Default_20_Paragraph_20_Font"><text:span text:style-name="T3">R:<text:tab/></text:span></text:span><text:span text:style-name="Default_20_Paragraph_20_Font"><text:span text:style-name="T4">Antigamente, os processadores eram capazes de executar apenas uma instrução de cada vez. Instruções simples podiam ser executada em um único ciclo de clock, enquanto instruções mais avançadas eram executadas em vários ciclos.</text:span></text:span></text:p>
      <text:p text:style-name="Standard"><text:span text:style-name="Default_20_Paragraph_20_Font"><text:span text:style-name="T4"><text:tab/>O Pipeline é uma técnica que consiste em dividir o processador em vários estágios distintos. Cada estágio trabalha em uma instrução em apenas um ciclo de clock antes de passar para o próximo estágio. A grande vantagem é que uma nova instrução não precisa esperar a outra passar por todos os estágios, basta que o primeiro estágio se livre de uma instrução para começar outra.</text:span></text:span></text:p>
      <text:p text:style-name="P1"/>
      <text:p text:style-name="P2">8. Em um processador que possui um pipeline com 5 estágios, supondo que cada estágio seja executado em 1 ciclo de clock, quantos ciclos de clock são necessários para completar 50 instruções de máquina?</text:p>
      <text:p text:style-name="P2"/>
      <text:p text:style-name="Standard"><text:span text:style-name="Default_20_Paragraph_20_Font"><text:span text:style-name="T3">R:<text:tab/></text:span></text:span><text:span text:style-name="Default_20_Paragraph_20_Font"><text:span text:style-name="T4">54 ciclos de clock.</text:span></text:span></text:p>
      <text:p text:style-name="P1"/>
      <text:p text:style-name="P2">9. Em um processador que possui um pipeline com 4 estágios, supondo que cada estágio seja executado em 1 ciclo de clock, quantos ciclos de clock são necessários para completar 100 instruções de máquina?</text:p>
      <text:p text:style-name="P2"/>
      <text:p text:style-name="Standard"><text:span text:style-name="Default_20_Paragraph_20_Font"><text:span text:style-name="T3">R:<text:tab/></text:span></text:span><text:span text:style-name="Default_20_Paragraph_20_Font"><text:span text:style-name="T4">103 ciclos de clock.</text:span></text:span></text:p>
      <text:p text:style-name="P1"/>
      <text:p text:style-name="P2">10. Em um processador que possui um pipeline com 5 estágios, supondo que cada estágio seja executado em 1 ciclo de clock, quantas instruções de máquina é possível completar em 100 ciclos de clock?</text:p>
      <text:p text:style-name="P2"/>
      <text:p text:style-name="Standard"><text:span text:style-name="Default_20_Paragraph_20_Font"><text:span text:style-name="T3">R:<text:tab/></text:span></text:span><text:span text:style-name="Default_20_Paragraph_20_Font"><text:span text:style-name="T4">104 ciclos de clock.</text:span></text:span></text:p>
      <text:p text:style-name="P1"/>
      <text:p text:style-name="P2">11. Diferencie compilador de interpretador.</text:p>
      <text:p text:style-name="P2"/>
      <text:p text:style-name="Standard"><text:span text:style-name="Default_20_Paragraph_20_Font"><text:span text:style-name="T3">R:<text:tab/></text:span></text:span><text:span text:style-name="Default_20_Paragraph_20_Font"><text:span text:style-name="T4">O compilador traduz um programa em linguagem de alto nível para uma linguagem objeto.</text:span></text:span></text:p>
      <text:p text:style-name="Standard"><text:span text:style-name="Default_20_Paragraph_20_Font"><text:span text:style-name="T4"><text:tab/>O interpretador traduz e executa comando a comando de um programa.</text:span></text:span></text:p>
      <text:p text:style-name="P1"/>
      <text:p text:style-name="P2">12. Qual o principal motivo para se desenvolver sistemas operacionais que suportam concorrência?</text:p>
      <text:p text:style-name="P2"/>
      <text:p text:style-name="Standard"><text:span text:style-name="Default_20_Paragraph_20_Font"><text:span text:style-name="T3">R:<text:tab/></text:span></text:span><text:span text:style-name="Default_20_Paragraph_20_Font"><text:span text:style-name="T4">É necessário que o sistema use o processador de forma que consiga processar todos os programas abertos sem erros ou interrupções.</text:span></text:span></text:p>
      <text:p text:style-name="P2"><text:soft-page-break/></text:p>
      <text:p text:style-name="P2">13. Qual a principal função da técnica de buffer?</text:p>
      <text:p text:style-name="P2"/>
      <text:p text:style-name="Standard"><text:span text:style-name="Default_20_Paragraph_20_Font"><text:span text:style-name="T3">R:<text:tab/></text:span></text:span><text:span text:style-name="Default_20_Paragraph_20_Font"><text:span text:style-name="T4">Armazenar temporariamente os dados enquanto eles estão sendo movidos de um lugar para outro.</text:span></text:span></text:p>
      <text:p text:style-name="P2"/>
      <text:p text:style-name="P2">14. Existem dispositivos que não podem ser usados por duas aplicações simultaneamente. Um exemplo é a impressora. É preciso terminar o pedido de impressão de um aplicativo para iniciar a impressão do próximo. Que tipo de solução é usada nos sistemas operacionais atuais para resolver essa questão? Descreva resumidamente o seu funcionamento.</text:p>
      <text:p text:style-name="P2"/>
      <text:p text:style-name="Standard"><text:span text:style-name="Default_20_Paragraph_20_Font"><text:span text:style-name="T3">R:<text:tab/></text:span></text:span><text:span text:style-name="Default_20_Paragraph_20_Font"><text:span text:style-name="T5">Reconhecer que o dispositivo já está em uso e aguardar o término desse processo para então começar o novo.</text:span></text:span></text:p>
      <text:p text:style-name="P2"/>
      <text:p text:style-name="P2">15. O que é a reentrância de código e por que ela pode melhorar o desempenho de um sistema?</text:p>
      <text:p text:style-name="P2"/>
      <text:p text:style-name="P3">R:</text:p>
      <text:p text:style-name="P2"/>
      <text:p text:style-name="P2">16. O que é uma System Call?</text:p>
      <text:p text:style-name="P2"/>
      <text:p text:style-name="Standard"><text:span text:style-name="Default_20_Paragraph_20_Font"><text:span text:style-name="T3">R:<text:tab/></text:span></text:span><text:span text:style-name="Default_20_Paragraph_20_Font"><text:span text:style-name="T4"> É um sistema programático pelo qual um programa de computador solicita um serviço do núcleo do sistema operacional sobre o qual ele está sendo executado.</text:span></text:span></text:p>
      <text:p text:style-name="P2"/>
      <text:p text:style-name="P2">17. Qual a diferença entre um programa e um processo?</text:p>
      <text:p text:style-name="P2"/>
      <text:p text:style-name="Standard"><text:span text:style-name="Default_20_Paragraph_20_Font"><text:span text:style-name="T3">R:<text:tab/></text:span></text:span><text:span text:style-name="Default_20_Paragraph_20_Font"><text:span text:style-name="T4">Programa é uma sequência de instruções escritas a serem executadas pelo computador.</text:span></text:span></text:p>
      <text:p text:style-name="Standard"><text:span text:style-name="Default_20_Paragraph_20_Font"><text:span text:style-name="T3"><text:tab/></text:span></text:span><text:span text:style-name="Default_20_Paragraph_20_Font"><text:span text:style-name="T6">Todo executável chamado diretamente rodará em um processo</text:span></text:span><text:span text:style-name="Default_20_Paragraph_20_Font"><text:span text:style-name="T4"><text:tab/></text:span></text:span></text:p>
      <text:p text:style-name="P2"/>
      <text:p text:style-name="P2">18. Além do código, quais outros tipos de informações são necessários sobre um processo?</text:p>
      <text:p text:style-name="P2"/>
      <text:p text:style-name="P3">R:</text:p>
      <text:p text:style-name="P2"/>
      <text:p text:style-name="P2">19. Quais os estados em que um processo pode se encontrar, e quais as transições possíveis de um estado para outro?</text:p>
      <text:p text:style-name="P2"/>
      <text:p text:style-name="P3">R:</text:p>
      <text:p text:style-name="P2"/>
      <text:p text:style-name="P2">20. O que é uma Máquina Virtual? Em que casos vale a pena utilizá-las?</text:p>
      <text:p text:style-name="P2"/>
      <text:p text:style-name="Standard"><text:span text:style-name="Default_20_Paragraph_20_Font"><text:span text:style-name="T3">R:</text:span></text:span><text:span text:style-name="Default_20_Paragraph_20_Font"><text:span text:style-name="T8"><text:tab/></text:span></text:span><text:span text:style-name="Default_20_Paragraph_20_Font"><text:span text:style-name="T6">Uma máquina virtual é um software de ambiente computacional em que um sistema operacional ou programa pode ser instalado e executado.</text:span></text:span></text:p>
      <text:p text:style-name="Standard"><text:span text:style-name="Default_20_Paragraph_20_Font"><text:span text:style-name="T4"><text:tab/></text:span></text:span><text:span text:style-name="Default_20_Paragraph_20_Font"><text:span text:style-name="T6">Máquinas virtuais são extremamente úteis no dia a dia, pois permitem ao usuário rodar outros sistemas operacionais dentro de uma janela, tendo acesso a todos os softwares que precis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creation-date>2016-05-04T14:48:00Z</meta:creation-date>
    <dc:date>2018-08-15T16:25:22.040524071</dc:date>
    <meta:print-date>2016-05-04T18:41:00Z</meta:print-date>
    <meta:editing-cycles>12</meta:editing-cycles>
    <meta:editing-duration>PT6H10M54S</meta:editing-duration>
    <meta:document-statistic meta:table-count="0" meta:image-count="0" meta:object-count="0" meta:page-count="3" meta:paragraph-count="59" meta:word-count="1067" meta:character-count="6717" meta:non-whitespace-character-count="5685"/>
    <meta:template xlink:type="simple" xlink:actuate="onRequest" xlink:title="" xlink:href="Normal.dotm"/>
  </office:meta>
</office:document-meta>
</file>